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end" style:justify-single-word="false"/>
      <style:text-properties officeooo:rsid="000bbc2b" officeooo:paragraph-rsid="000bbc2b"/>
    </style:style>
    <style:style style:name="P2" style:family="paragraph" style:parent-style-name="Standard">
      <style:paragraph-properties fo:text-align="start" style:justify-single-word="false"/>
      <style:text-properties officeooo:rsid="000bbc2b" officeooo:paragraph-rsid="000bbc2b"/>
    </style:style>
    <style:style style:name="P3" style:family="paragraph" style:parent-style-name="Standard">
      <style:paragraph-properties fo:text-align="start" style:justify-single-word="false"/>
      <style:text-properties fo:font-weight="bold" officeooo:rsid="000bbc2b" officeooo:paragraph-rsid="000bbc2b" style:font-weight-asian="bold" style:font-weight-complex="bold"/>
    </style:style>
    <style:style style:name="P4" style:family="paragraph" style:parent-style-name="Standard">
      <style:paragraph-properties fo:text-align="start" style:justify-single-word="false"/>
      <style:text-properties officeooo:rsid="000db217" officeooo:paragraph-rsid="000db217"/>
    </style:style>
    <style:style style:name="P5" style:family="paragraph" style:parent-style-name="Standard">
      <style:paragraph-properties fo:text-align="start" style:justify-single-word="false"/>
      <style:text-properties style:font-name="Liberation Serif" officeooo:rsid="000db217" officeooo:paragraph-rsid="000db217"/>
    </style:style>
    <style:style style:name="P6" style:family="paragraph" style:parent-style-name="Standard">
      <style:paragraph-properties fo:text-align="start" style:justify-single-word="false"/>
      <style:text-properties style:font-name="Liberation Serif" officeooo:rsid="000ee273" officeooo:paragraph-rsid="00100a94"/>
    </style:style>
    <style:style style:name="P7" style:family="paragraph" style:parent-style-name="Standard">
      <style:paragraph-properties fo:text-align="start" style:justify-single-word="false"/>
      <style:text-properties style:font-name="Liberation Serif" fo:font-size="12pt" officeooo:rsid="000bbc2b" officeooo:paragraph-rsid="000bbc2b" style:font-size-asian="12pt" style:font-size-complex="12pt"/>
    </style:style>
    <style:style style:name="P8" style:family="paragraph" style:parent-style-name="Standard">
      <style:paragraph-properties fo:text-align="start" style:justify-single-word="false"/>
      <style:text-properties style:font-name="Liberation Serif" fo:font-size="12pt" officeooo:rsid="0010ecc2" officeooo:paragraph-rsid="0010ecc2" style:font-size-asian="12pt" style:font-size-complex="12pt"/>
    </style:style>
    <style:style style:name="P9" style:family="paragraph" style:parent-style-name="Standard">
      <style:paragraph-properties fo:text-align="start" style:justify-single-word="false"/>
      <style:text-properties officeooo:rsid="000bbc2b" officeooo:paragraph-rsid="000bbc2b"/>
    </style:style>
    <style:style style:name="P10" style:family="paragraph" style:parent-style-name="Standard">
      <style:paragraph-properties fo:text-align="start" style:justify-single-word="false"/>
      <style:text-properties officeooo:rsid="001496d9" officeooo:paragraph-rsid="001496d9"/>
    </style:style>
    <style:style style:name="P11" style:family="paragraph" style:parent-style-name="Standard">
      <style:paragraph-properties fo:text-align="start" style:justify-single-word="false"/>
      <style:text-properties officeooo:rsid="001496d9" officeooo:paragraph-rsid="001915b2"/>
    </style:style>
    <style:style style:name="P12" style:family="paragraph" style:parent-style-name="Standard">
      <style:paragraph-properties fo:text-align="start" style:justify-single-word="false"/>
      <style:text-properties officeooo:rsid="0015bed7" officeooo:paragraph-rsid="0015bed7"/>
    </style:style>
    <style:style style:name="P13" style:family="paragraph" style:parent-style-name="Standard">
      <style:paragraph-properties fo:text-align="start" style:justify-single-word="false"/>
      <style:text-properties officeooo:rsid="0015bed7" officeooo:paragraph-rsid="001915b2"/>
    </style:style>
    <style:style style:name="P14" style:family="paragraph" style:parent-style-name="Standard">
      <style:paragraph-properties fo:text-align="start" style:justify-single-word="false"/>
      <style:text-properties officeooo:rsid="00177b81" officeooo:paragraph-rsid="00177b81"/>
    </style:style>
    <style:style style:name="P15" style:family="paragraph" style:parent-style-name="Standard">
      <style:paragraph-properties fo:text-align="start" style:justify-single-word="false"/>
      <style:text-properties officeooo:rsid="00177b81" officeooo:paragraph-rsid="001915b2"/>
    </style:style>
    <style:style style:name="P16" style:family="paragraph" style:parent-style-name="Standard">
      <style:paragraph-properties fo:text-align="start" style:justify-single-word="false"/>
      <style:text-properties officeooo:rsid="001915b2" officeooo:paragraph-rsid="001915b2"/>
    </style:style>
    <style:style style:name="P17" style:family="paragraph" style:parent-style-name="Standard">
      <style:paragraph-properties fo:text-align="start" style:justify-single-word="false"/>
      <style:text-properties officeooo:rsid="001915b2" officeooo:paragraph-rsid="0015bed7"/>
    </style:style>
    <style:style style:name="P18" style:family="paragraph" style:parent-style-name="Standard">
      <style:paragraph-properties fo:text-align="start" style:justify-single-word="false"/>
      <style:text-properties fo:font-weight="bold" officeooo:rsid="001915b2" officeooo:paragraph-rsid="001915b2" style:font-weight-asian="bold" style:font-weight-complex="bold"/>
    </style:style>
    <style:style style:name="P19" style:family="paragraph" style:parent-style-name="Standard">
      <style:paragraph-properties fo:text-align="start" style:justify-single-word="false"/>
      <style:text-properties officeooo:rsid="001a0b54" officeooo:paragraph-rsid="001a0b54"/>
    </style:style>
    <style:style style:name="T1" style:family="text">
      <style:text-properties officeooo:rsid="000ee273"/>
    </style:style>
    <style:style style:name="T2" style:family="text">
      <style:text-properties fo:font-variant="normal" fo:text-transform="none" fo:color="#222222" fo:letter-spacing="normal" fo:font-style="normal" fo:font-weight="normal"/>
    </style:style>
    <style:style style:name="T3" style:family="text">
      <style:text-properties fo:font-variant="normal" fo:text-transform="none" fo:color="#222222" fo:letter-spacing="normal" fo:font-style="normal" fo:font-weight="normal" officeooo:rsid="0011ad72"/>
    </style:style>
    <style:style style:name="T4" style:family="text">
      <style:text-properties style:font-name="Liberation Serif" officeooo:rsid="000ee273"/>
    </style:style>
    <style:style style:name="T5" style:family="text">
      <style:text-properties fo:font-size="12pt" style:font-size-asian="12pt" style:font-size-complex="12pt"/>
    </style:style>
    <style:style style:name="T6" style:family="text">
      <style:text-properties officeooo:rsid="00139458"/>
    </style:style>
    <style:style style:name="T7" style:family="text">
      <style:text-properties officeooo:rsid="001915b2"/>
    </style:style>
    <style:style style:name="T8" style:family="text">
      <style:text-properties fo:font-weight="bold" style:font-weight-asian="bold" style:font-weight-complex="bold"/>
    </style:style>
    <style:style style:name="T9" style:family="text">
      <style:text-properties fo:font-weight="bold" officeooo:rsid="001915b2" style:font-weight-asian="bold" style:font-weight-complex="bold"/>
    </style:style>
    <style:style style:name="T10" style:family="text">
      <style:text-properties officeooo:rsid="00198c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elan Garrett</text:p>
      <text:p text:style-name="P1">6.S078 Assignment 6.1</text:p>
      <text:p text:style-name="P1">11/24/13</text:p>
      <text:p text:style-name="P1"/>
      <text:p text:style-name="P3">Model</text:p>
      <text:p text:style-name="P2"/>
      <text:p text:style-name="P4"><text:tab/>I modeled the lion's energy level as states and its decision to hunt with in groups of different sizes (or not hunt at all) as actions in the MDP. Because the MDP requires discrete number of states, I choose a resolution to represent each energy level that is toggle-able in my generator script. For my simulation, I set this resolution to 1. <text:span text:style-name="T1">So states would be energy levels 0, 1, 2, … 30 and a special state I called DEAD. When computing the transitions between states, I rounded down to the closest state. If the new energy level after an action (the passing of a day) is negative, it transitions to the terminal state of DEAD. All states have reward 0 except for the DEAD state which has reward -1 to discourage death.</text:span></text:p>
      <text:p text:style-name="P4"><text:tab/><text:span text:style-name="T1">Actions represented the ability to hunt in a groups sized 1, 2, 3, … 6 or not hunt at all. I stopped at 6 because I made the perfectly realistic assumption that the lion is rational and would never prefer hunting in a group larger than 6 because the likelihood of success is the same but the energy gained is less. As mentioned, the script computes the end state of each action by determining which state is the result of the change in energy. If the lion becomes full during a transition, it stops eating and goes to state 30. I set gamma to .99 so the expected utility of starting in a randomly selected state is -.781. This has expected horizon greater than 20 because -1*.99^20 &lt; -.781 indicating that it will likely take more </text:span><text:span text:style-name="T4">than 20 moves until death. The resulting policy found is the following:</text:span></text:p>
      <text:p text:style-name="P5"/>
      <text:p text:style-name="P6">[('DEAD', None), ('0.0', '5'), ('1.0', '5'), <text:s/>('2.0', '5'), ('3.0', '5'), ('4.0', '5'), ('5.0', '5'), ('6.0', 'NO_HUNT'), ('7.0', '5'), ('8.0', '6'), ('9.0', '6'), ('10.0', <text:span text:style-name="T5">'6'),('11.0', '6'), ('12.0', '6'), ('13.0', 'NO_HUNT'), ('14.0', '6'), ('15.0', '6'), ('16.0', '6'), ('17.0', '6'), ('18.0', '6'), ('19.0', '6'), ('20.0', 'NO_HUNT'), ('21.0', '6'), ('22.0', '6'), ('23.0', '6'), ('24.0', '6'), ('25.0', '6'), ('26.0', '6'), ('27.0', 'NO_HUNT'), ('28.0', '6'), ('29.0', '6'), ('30.0', '6')] </text:span></text:p>
      <text:p text:style-name="P7"/>
      <text:p text:style-name="P8"><text:tab/>This policy makes sense because the energy increase from a successful hunt of size 5 is 164/5 = 32.8 while the increase from a hunt of size 6 is 164/6 = <text:span text:style-name="T2">27.333. Because each has about the same likelihood of success, it makes more sense to hunt in size 5 when running on less energy to obtain a full stomach while hunt in groups of size 6 when more full. Also, sometimes, the lion decides not to hunt in steps of 7. This is because not hunting decreases the energy by 6 instead of 6.5 so it alternates between hunting and not hunting. </text:span><text:span text:style-name="T3">Decreasing the discount factor makes dying in several steps less penalizing so it is more inclined to not hunt.</text:span></text:p>
      <text:p text:style-name="P7"/>
      <text:p text:style-name="P3">Performance</text:p>
      <text:p text:style-name="P2"/>
      <text:p text:style-name="P10"><text:tab/>I ran my experiments on the unrelenting cat example. I'm running all of this on the Sony VAIO still because I need the Convex Optimization Library. Linear programming was the worst (as expected). It took around ten minutes per iteration so I killed it. Linear programming is very susceptible to “the curse of dimensionality” especially with exponential numbers of states so it makes sense that even the optimized library fails. </text:p>
      <text:p text:style-name="P10"/>
      <text:p text:style-name="P11"><text:span text:style-name="T8">For gamma = 0.9,</text:span> </text:p>
      <text:p text:style-name="P11"><text:span text:style-name="T7">4.03039622307 seconds for value iteration for epsilon = 0.001</text:span></text:p>
      <text:p text:style-name="P11"><text:span text:style-name="T6">50.3541548252 seconds for policy iteration </text:span>where k =20</text:p>
      <text:p text:style-name="P11">0.933602150538 percent agreement.</text:p>
      <text:p text:style-name="P13">55.1858241558 seconds for policy iteration where k = 5</text:p>
      <text:p text:style-name="P13">0.938978494624 percent agreement</text:p>
      <text:p text:style-name="P10"><text:soft-page-break/></text:p>
      <text:p text:style-name="P12"><text:span text:style-name="T9">For </text:span><text:span text:style-name="T8">gamma = </text:span><text:span text:style-name="T9">0</text:span><text:span text:style-name="T8">.9</text:span><text:span text:style-name="T9">5,</text:span></text:p>
      <text:p text:style-name="P12">6.64803218842 seconds for value iteration <text:span text:style-name="T7">for epsilon = 0.001</text:span></text:p>
      <text:p text:style-name="P13">92.7669148445 seconds for policy iteration <text:span text:style-name="T7">for k = 20</text:span></text:p>
      <text:p text:style-name="P13">0.937096774194 percent agreement</text:p>
      <text:p text:style-name="P12">106.152461052 seconds for policy iteration <text:span text:style-name="T7">for k = 5</text:span></text:p>
      <text:p text:style-name="P12">0.943279569892 percent agreement</text:p>
      <text:p text:style-name="P17"/>
      <text:p text:style-name="P18">For gamma = 0.95 <text:span text:style-name="T10">(changing epsilon),</text:span></text:p>
      <text:p text:style-name="P15">11.9702949524 seconds for value iteration <text:span text:style-name="T7">for epsilon = 0.0001</text:span></text:p>
      <text:p text:style-name="P14">92.6260781288 seconds for policy iteration <text:span text:style-name="T7">for k =20</text:span></text:p>
      <text:p text:style-name="P14">0.940860215054 percent agreement</text:p>
      <text:p text:style-name="P16">28.7179298401 seconds for value iteration for epsilon = 0.0000001</text:p>
      <text:p text:style-name="P16">93.6733460426 seconds for policy iteration for k = 20</text:p>
      <text:p text:style-name="P16">0.934677419355 percent agreement</text:p>
      <text:p text:style-name="P16"/>
      <text:p text:style-name="P19"><text:tab/>More value iterations of modified policy iteration appear to make it faster and more accurate. Having a better approximation of the value function must make the number of iterations of the policy less leading to also a more accurate solution. However, the gains weren't substantial after k = 20. The couple other larger k values I tried when first experimenting produced similar results as k = 20. I was surprised that value iteration was by far fastest. I'm not sure if I implemented something inefficiently with policy iteration or I did not run value iteration to convergence fully (ie my epsilon could have been too big). I tried decreasing epsilon by orders of magnitude, but it still was much faster. It is possible that policy iteration did run less policy iterations, but each step was overall much slower (kind of like the FF heuristic only this time the overall benefit was less). I would expect steps to be slower, but I'm not sure how much slower.</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elan </meta:initial-creator>
    <meta:creation-date>2013-11-24T21:07:59.085101880</meta:creation-date>
    <dc:date>2013-11-27T01:47:48.531594406</dc:date>
    <dc:creator>Caelan </dc:creator>
    <meta:editing-duration>PT1H23M32S</meta:editing-duration>
    <meta:editing-cycles>7</meta:editing-cycles>
    <meta:generator>LibreOffice/4.1.2.3$Linux_x86 LibreOffice_project/410m0$Build-3</meta:generator>
    <meta:document-statistic meta:table-count="0" meta:image-count="0" meta:object-count="0" meta:page-count="2" meta:paragraph-count="30" meta:word-count="831" meta:character-count="4960" meta:non-whitespace-character-count="4137"/>
  </office:meta>
</office:document-meta>
</file>